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8500000024553673A0C494F0D4.png" manifest:media-type="image/png"/>
  <manifest:file-entry manifest:full-path="Pictures/10000201000002350000002B64BB6A0FCDEE5909.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Calibri" svg:font-family="Calibri"/>
    <style:font-face style:name="Lohit Devanagari1" svg:font-family="'Lohit Devanagari'"/>
    <style:font-face style:name="Lucida Calligraphy" svg:font-family="'Lucida Calligraphy'"/>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fo:padding="0cm" fo:border="none"/>
    </style:style>
    <style:style style:name="P2"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style>
    <style:style style:name="P3"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Times New Roman" fo:font-size="11pt"/>
    </style:style>
    <style:style style:name="P4"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Times New Roman" fo:font-size="11pt" fo:font-weight="bold"/>
    </style:style>
    <style:style style:name="P5"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Times New Roman" fo:font-size="11pt" officeooo:paragraph-rsid="000f2dce"/>
    </style:style>
    <style:style style:name="P6"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Times New Roman" fo:font-size="11pt" fo:background-color="transparent"/>
    </style:style>
    <style:style style:name="P7" style:family="paragraph" style:parent-style-name="Text_20_body">
      <style:paragraph-properties fo:margin-left="0cm" fo:margin-right="0cm" fo:margin-top="0cm" fo:margin-bottom="0cm" loext:contextual-spacing="false" fo:text-indent="0cm" style:auto-text-indent="false" fo:padding="0cm" fo:border="none"/>
      <style:text-properties fo:color="#000000" style:font-name="Times New Roman" fo:font-size="12pt"/>
    </style:style>
    <style:style style:name="P8" style:family="paragraph" style:parent-style-name="Text_20_body">
      <style:paragraph-properties fo:margin-left="0cm" fo:margin-right="0cm" fo:margin-top="0cm" fo:margin-bottom="0cm" loext:contextual-spacing="false" fo:text-indent="0cm" style:auto-text-indent="false" fo:padding="0cm" fo:border="none"/>
      <style:text-properties fo:background-color="transparent"/>
    </style:style>
    <style:style style:name="P9"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0f2dce"/>
    </style:style>
    <style:style style:name="P10" style:family="paragraph" style:parent-style-name="Text_20_body">
      <style:paragraph-properties fo:margin-left="0cm" fo:margin-right="0cm" fo:margin-top="0cm" fo:margin-bottom="0cm" loext:contextual-spacing="false" fo:text-indent="0cm" style:auto-text-indent="false" fo:padding="0cm" fo:border="none"/>
      <style:text-properties officeooo:rsid="0010e514" officeooo:paragraph-rsid="0010e514"/>
    </style:style>
    <style:style style:name="P11" style:family="paragraph" style:parent-style-name="Text_20_body">
      <style:paragraph-properties fo:margin-left="0cm" fo:margin-right="0cm" fo:margin-top="0cm" fo:margin-bottom="0cm" loext:contextual-spacing="false" fo:text-indent="0cm" style:auto-text-indent="false" fo:padding="0cm" fo:border="none"/>
      <style:text-properties officeooo:paragraph-rsid="00151347"/>
    </style:style>
    <style:style style:name="P12" style:family="paragraph" style:parent-style-name="Text_20_body">
      <style:paragraph-properties fo:margin-left="0cm" fo:margin-right="0cm" fo:margin-top="0cm" fo:margin-bottom="0.247cm" loext:contextual-spacing="false" fo:line-height="114%" fo:text-indent="0cm" style:auto-text-indent="false" fo:padding="0cm" fo:border="none"/>
      <style:text-properties fo:color="#000000" style:font-name="Times New Roman" fo:font-size="12pt"/>
    </style:style>
    <style:style style:name="P13" style:family="paragraph" style:parent-style-name="Text_20_body">
      <style:paragraph-properties fo:margin-top="0cm" fo:margin-bottom="0cm" loext:contextual-spacing="false" fo:padding="0cm" fo:border="none"/>
    </style:style>
    <style:style style:name="P14" style:family="paragraph" style:parent-style-name="Text_20_body">
      <style:paragraph-properties fo:margin-top="0cm" fo:margin-bottom="0cm" loext:contextual-spacing="false" fo:text-align="center" style:justify-single-word="false" fo:padding="0cm" fo:border="none"/>
      <style:text-properties fo:color="#000000"/>
    </style:style>
    <style:style style:name="P15" style:family="paragraph" style:parent-style-name="Text_20_body">
      <style:paragraph-properties fo:margin-top="0cm" fo:margin-bottom="0cm" loext:contextual-spacing="false" fo:text-align="center" style:justify-single-word="false" fo:padding="0cm" fo:border="none"/>
    </style:style>
    <style:style style:name="P16" style:family="paragraph" style:parent-style-name="Text_20_body" style:list-style-name="L1">
      <style:paragraph-properties fo:margin-left="0cm" fo:margin-right="0cm" fo:margin-top="0cm" fo:margin-bottom="0cm" loext:contextual-spacing="false" fo:text-indent="-0.635cm" style:auto-text-indent="false" fo:padding="0cm" fo:border="none"/>
    </style:style>
    <style:style style:name="P17" style:family="paragraph" style:parent-style-name="Text_20_body" style:list-style-name="L5">
      <style:paragraph-properties fo:margin-left="0cm" fo:margin-right="0cm" fo:margin-top="0cm" fo:margin-bottom="0cm" loext:contextual-spacing="false" fo:text-indent="-0.635cm" style:auto-text-indent="false" fo:padding="0cm" fo:border="none"/>
      <style:text-properties fo:color="#000000" style:font-name="Times New Roman" fo:font-size="11pt"/>
    </style:style>
    <style:style style:name="P18" style:family="paragraph" style:parent-style-name="Text_20_body" style:list-style-name="L6">
      <style:paragraph-properties fo:margin-left="0cm" fo:margin-right="0cm" fo:margin-top="0cm" fo:margin-bottom="0cm" loext:contextual-spacing="false" fo:text-indent="-0.635cm" style:auto-text-indent="false" fo:padding="0cm" fo:border="none"/>
      <style:text-properties fo:color="#000000" style:font-name="Times New Roman" fo:font-size="11pt" fo:background-color="#ffff00"/>
    </style:style>
    <style:style style:name="P19" style:family="paragraph" style:parent-style-name="Text_20_body">
      <style:paragraph-properties fo:margin-top="0cm" fo:margin-bottom="0.353cm" loext:contextual-spacing="false" fo:line-height="114%" fo:padding="0cm" fo:border="none"/>
      <style:text-properties fo:color="#000000" style:font-name="Calibri" fo:font-size="11pt"/>
    </style:style>
    <style:style style:name="P20" style:family="paragraph" style:parent-style-name="Text_20_body">
      <style:paragraph-properties fo:margin-top="0cm" fo:margin-bottom="0.353cm" loext:contextual-spacing="false" fo:line-height="114%" fo:padding="0cm" fo:border="none"/>
    </style:style>
    <style:style style:name="P21" style:family="paragraph" style:parent-style-name="Text_20_body" style:list-style-name="L2">
      <style:paragraph-properties fo:margin-left="1.27cm" fo:margin-right="0cm" fo:margin-top="0cm" fo:margin-bottom="0.353cm" loext:contextual-spacing="false" fo:line-height="114%" fo:text-indent="-0.635cm" style:auto-text-indent="false" fo:padding="0cm" fo:border="none"/>
      <style:text-properties fo:color="#000000" style:font-name="Calibri" fo:font-size="11pt"/>
    </style:style>
    <style:style style:name="P22" style:family="paragraph" style:parent-style-name="Text_20_body" style:list-style-name="L3">
      <style:paragraph-properties fo:margin-left="1.27cm" fo:margin-right="0cm" fo:margin-top="0cm" fo:margin-bottom="0.353cm" loext:contextual-spacing="false" fo:line-height="114%" fo:text-indent="-0.635cm" style:auto-text-indent="false" fo:padding="0cm" fo:border="none"/>
      <style:text-properties fo:color="#000000" style:font-name="Calibri" fo:font-size="11pt"/>
    </style:style>
    <style:style style:name="P23" style:family="paragraph" style:parent-style-name="Text_20_body" style:list-style-name="L4">
      <style:paragraph-properties fo:margin-left="1.27cm" fo:margin-right="0cm" fo:margin-top="0cm" fo:margin-bottom="0.353cm" loext:contextual-spacing="false" fo:line-height="114%" fo:text-indent="-0.635cm" style:auto-text-indent="false" fo:padding="0cm" fo:border="none"/>
      <style:text-properties fo:color="#000000" style:font-name="Calibri" fo:font-size="11pt"/>
    </style:style>
    <style:style style:name="T1" style:family="text">
      <style:text-properties fo:color="#000000"/>
    </style:style>
    <style:style style:name="T2" style:family="text">
      <style:text-properties fo:color="#000000" style:font-name="Times New Roman" fo:font-size="11pt"/>
    </style:style>
    <style:style style:name="T3" style:family="text">
      <style:text-properties fo:color="#000000" style:font-name="Times New Roman" fo:font-size="11pt" fo:font-weight="bold"/>
    </style:style>
    <style:style style:name="T4" style:family="text">
      <style:text-properties fo:color="#000000" style:font-name="Times New Roman" fo:font-size="11pt" fo:font-weight="bold" fo:background-color="#ffff00" loext:char-shading-value="0"/>
    </style:style>
    <style:style style:name="T5" style:family="text">
      <style:text-properties fo:color="#000000" style:font-name="Times New Roman" fo:font-size="11pt" fo:font-weight="bold" fo:background-color="#ffff00" loext:char-shading-value="0"/>
    </style:style>
    <style:style style:name="T6" style:family="text">
      <style:text-properties fo:color="#000000" style:font-name="Times New Roman" fo:font-size="11pt" fo:font-weight="bold" fo:background-color="transparent" loext:char-shading-value="0"/>
    </style:style>
    <style:style style:name="T7" style:family="text">
      <style:text-properties fo:color="#000000" style:font-name="Times New Roman" fo:font-size="11pt" fo:font-weight="bold" officeooo:rsid="0018e73e" fo:background-color="transparent" loext:char-shading-value="0"/>
    </style:style>
    <style:style style:name="T8" style:family="text">
      <style:text-properties fo:color="#000000" style:font-name="Times New Roman" fo:font-size="11pt" fo:background-color="#ffff00" loext:char-shading-value="0"/>
    </style:style>
    <style:style style:name="T9" style:family="text">
      <style:text-properties fo:color="#000000" style:font-name="Times New Roman" fo:font-size="11pt" officeooo:rsid="000f2dce"/>
    </style:style>
    <style:style style:name="T10" style:family="text">
      <style:text-properties fo:color="#000000" style:font-name="Times New Roman" fo:font-size="11pt" officeooo:rsid="0010e514"/>
    </style:style>
    <style:style style:name="T11" style:family="text">
      <style:text-properties fo:color="#000000" style:font-name="Times New Roman" fo:font-size="11pt" fo:font-weight="normal" fo:background-color="transparent" loext:char-shading-value="0" style:font-weight-asian="normal" style:font-weight-complex="normal"/>
    </style:style>
    <style:style style:name="T12" style:family="text">
      <style:text-properties fo:color="#000000" style:font-name="Times New Roman" fo:font-size="11pt" fo:font-weight="normal" officeooo:rsid="0018e73e" fo:background-color="transparent" loext:char-shading-value="0" style:font-weight-asian="normal" style:font-weight-complex="normal"/>
    </style:style>
    <style:style style:name="T13" style:family="text">
      <style:text-properties fo:color="#000000" style:font-name="Times New Roman" fo:font-size="11pt" officeooo:rsid="00118518"/>
    </style:style>
    <style:style style:name="T14" style:family="text">
      <style:text-properties fo:color="#000000" style:font-name="Times New Roman" fo:font-size="11pt" fo:background-color="transparent" loext:char-shading-value="0"/>
    </style:style>
    <style:style style:name="T15" style:family="text">
      <style:text-properties fo:color="#000000" style:font-name="Times New Roman" fo:font-size="11pt" officeooo:rsid="00137cee"/>
    </style:style>
    <style:style style:name="T16" style:family="text">
      <style:text-properties fo:color="#000000" style:font-name="Times New Roman" fo:font-size="11pt" officeooo:rsid="00151347"/>
    </style:style>
    <style:style style:name="T17" style:family="text">
      <style:text-properties fo:color="#000000" style:font-name="Times New Roman" fo:font-size="11pt" officeooo:rsid="0016e8f7"/>
    </style:style>
    <style:style style:name="T18" style:family="text">
      <style:text-properties fo:color="#000000" style:font-name="Times New Roman" fo:font-size="12pt"/>
    </style:style>
    <style:style style:name="T19" style:family="text">
      <style:text-properties fo:color="#000000" style:font-name="Calibri" fo:font-size="11pt"/>
    </style:style>
    <style:style style:name="T20" style:family="text">
      <style:text-properties fo:color="#808080" style:font-name="Lucida Calligraphy" fo:font-size="16pt" fo:font-weight="bold"/>
    </style:style>
    <style:style style:name="T21" style:family="text">
      <style:text-properties style:use-window-font-color="true" style:font-name="Times New Roman1" fo:language="en" fo:country="US" fo:font-weight="normal" officeooo:rsid="0001d92f" style:letter-kerning="false" style:font-name-asian="Times New Roman2" style:font-size-asian="11pt" style:language-asian="en" style:country-asian="US" style:font-weight-asian="normal" style:font-name-complex="Times New Roman2" style:font-size-complex="12pt" style:language-complex="ar" style:country-complex="SA" style:font-weight-complex="normal"/>
    </style:style>
    <style:style style:name="T22" style:family="text">
      <style:text-properties fo:font-weight="normal" officeooo:rsid="00137cee" style:font-weight-asian="normal" style:font-weight-complex="normal"/>
    </style:style>
    <style:style style:name="T23" style:family="text">
      <style:text-properties officeooo:rsid="0011851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4"><draw:frame draw:style-name="fr1" draw:name="Image1" text:anchor-type="as-char" svg:width="14.949cm" svg:height="1.138cm" draw:z-index="0"><draw:image xlink:href="Pictures/10000201000002350000002B64BB6A0FCDEE5909.png" xlink:type="simple" xlink:show="embed" xlink:actuate="onLoad" loext:mime-type="image/png"/></draw:frame></text:p>
      <text:p text:style-name="P15"><text:span text:style-name="T1"><draw:frame draw:style-name="fr1" draw:name="Image2" text:anchor-type="as-char" svg:width="10.292cm" svg:height="0.953cm" draw:z-index="1"><draw:image xlink:href="Pictures/100002010000018500000024553673A0C494F0D4.png" xlink:type="simple" xlink:show="embed" xlink:actuate="onLoad" loext:mime-type="image/png"/></draw:frame></text:span><text:span text:style-name="T20">Division of Emergency Medicine</text:span></text:p>
      <text:p text:style-name="P15"/>
      <text:p text:style-name="P13"/>
      <text:p text:style-name="P3">Nicola Geoghegan-Morphet</text:p>
      <text:p text:style-name="P3">Office of Research Ethics</text:p>
      <text:p text:style-name="P3">Room4180 Support Services Building 1393 Western Road</text:p>
      <text:p text:style-name="P3">Western University</text:p>
      <text:p text:style-name="P1"/>
      <text:p text:style-name="P1"><text:span text:style-name="T2">We thank the HSREB for the comments made regarding submission 115775 </text:span><text:span text:style-name="T1">“</text:span><text:span text:style-name="T2">Reduced- aerosolizing BiPAP for patients in environment at risk for COVID-19”. Below are the revisions that the board has asked for. </text:span></text:p>
      <text:p text:style-name="P1"/>
      <text:p text:style-name="P1"><text:span text:style-name="T3">Item 1: Q1.4</text:span><text:span text:style-name="T2">- Please explain how this study team will be able to implement this study. As per Lawson M. Columbus is located in Alberta and MT and AM are not in the LHSC directory. Further, there is no UH physician identified on the team. Please also ensure that if you will list Co-Is on the LOI, that all are listed on the LOI. </text:span></text:p>
      <text:p text:style-name="P1"/>
      <text:p text:style-name="P1"><text:span text:style-name="T3">Response: </text:span><text:span text:style-name="T2">It was agreed on Friday April 3rd</text:span><text:span text:style-name="T1"> </text:span><text:span text:style-name="T2">that for the sake of getting this project going as soon as possible to address the</text:span><text:span text:style-name="T1"> </text:span><text:span text:style-name="T2">real threat to the health and safety of our frontline staff that M. Columbus would be given 2 week access period to the system to facilitate the approval of the project. This was approved and implemented by Sherry Paiva at Lawson. After this time period, Dr. Columbus</text:span><text:span text:style-name="T1"> </text:span><text:span text:style-name="T2">has no formal role in the project, will not be participating from Calgary, and no data sharing agreement is needed. Dr. Loubani is the UH physician on the team. He is the primary investigator. This is outlined throughout the project and on the LOI. Dr. Scott Anderson is a</text:span><text:span text:style-name="T1"> </text:span><text:span text:style-name="T2">co-primary investigator and is an LHSC UH/VH staff. This is now consistently reflected across all documents and as a study team member under 1.4. Dr. Ben Thomson and Dr. Azad Mashari have been removed as co-investigators on the study protocol and the LOI.</text:span></text:p>
      <text:p text:style-name="P1"/>
      <text:list xml:id="list2633709440" text:style-name="L1">
        <text:list-item>
          <text:p text:style-name="P16"><text:span text:style-name="T2">Dr. Loubani has now updated</text:span><text:span text:style-name="T1"> </text:span><text:span text:style-name="T2">all of his mandatory training including GCP and is uploaded into ReDA </text:span></text:p>
        </text:list-item>
      </text:list>
      <text:p text:style-name="P1"/>
      <text:p text:style-name="P1"><text:span text:style-name="T4">Item 2: Q1.10-</text:span><text:span text:style-name="T2">Protocol. Missing from the protocol and WREM is a sense of who has manufactured the experimental device and what testing has been done to date. The HSREB recognizing the long-standing relationship of the PI with his company Glia and simple searches reveal that funding has been received (Bassel Khartabil Fellowship) for the development of open source 3D printed equipment for COVID-19</text:span><text:span text:style-name="T1"> </text:span><text:span text:style-name="T2">however none of this is explained in the application. Without some background it is very difficult to assess the safety implications of what you propose. Please provide the context for the device’s development and if this is done by Glia, with other (Italian?) collaborators, or by the PI in his academic role.</text:span></text:p>
      <text:p text:style-name="P1"/>
      <text:p text:style-name="P1"><text:span text:style-name="T4">Reponse:</text:span><text:span text:style-name="T1"> </text:span><text:span text:style-name="T3">The following paragraphs have been added to the study protocol: </text:span><text:span text:style-name="T1">“</text:span><text:span text:style-name="T2">Dr. Tarek Loubani has a history of success in the development and validation of high-quality, low cost medical devices that are manufactured and made publicly available through the Glia Project, a non-profit organization solely owned by </text:span><text:soft-page-break/><text:span text:style-name="T2">Dr. Loubani. He has received several notable awards for his work including the Shuttleworth Foundation and Bassel Khartabil Fellowships.</text:span></text:p>
      <text:p text:style-name="P1"/>
      <text:p text:style-name="P1"><text:span text:style-name="T2">Dr. Tarek Loubani has worked with the Division of Emergency Medicine, London Health Sciences, Inštitut za Razvoj Naprednih Aplikativnih Sistemov (IRNAS), Glia and others to bring to market the 3D printed Glia stethoscope, tourniquet and otoscope. Additionally, there are ongoing trials to validate and calibrate a 3D printed pulse-oximeter and electrocardiograms.</text:span></text:p>
      <text:p text:style-name="P1"/>
      <text:p text:style-name="P1"><text:span text:style-name="T2">The need for a reduced-aerosolizing non-invasive ventilation mask was made apparent with the current pandemic. Dr. Loubani and a team of physicians spanning relevant specialties (emergency, anesthesia, internal medicine and critical care) across several hospital regions in Ontario (London, Toronto, Kingston) provide insight into device design. This work is a collaboration between the Division of Emergency Medicine, London Health Sciences (LHSC), Glia, Toronto General Hospital Advanced Perioperative Imaging Lab (TGH-APIL), University Health Network (UHN), McKenzie Health, and General Dynamics Land Systems (GDLS).</text:span></text:p>
      <text:p text:style-name="P1"/>
      <text:p text:style-name="P1"><text:span text:style-name="T2">The Division of Emergency Medicine provides research support to this study. LHSC provides support in execution of this study. Glia provides logistical, Health Canada, open source development and 3D printing support. TGH-APIL provides device development and research support. McKenzie Health provides device development and research support. GDLS provides initial prototype design and laboratory testing to demonstrate the fit of the mask with reduced air leaks, adequate air flow, and ease of connection to ventilators.</text:span></text:p>
      <text:p text:style-name="P1"/>
      <text:p text:style-name="P1"><text:span text:style-name="T2">Proof of this concept has occurred in the laboratory and clinical validation is being pursued.</text:span><text:span text:style-name="T1">” </text:span></text:p>
      <text:p text:style-name="P1"/>
      <text:p text:style-name="P1"/>
      <text:p text:style-name="P1"/>
      <text:p text:style-name="P1"><text:span text:style-name="T3">Item 3. Q2.10 – </text:span><text:span text:style-name="T2">There are most certainly procedures to be carried out that are not usual care as this is a RCT with an experimental device. Randomization, how will efficacy of ventilation support be measured (only chart review data?), how will aerosolization be measured (Q2.24 mentions more frequent assessment of the seal)? Are participants enrolled in the study for the entirety of their BiPap usage or for how long? Please ensure an explanation of everything the participant will experience is included. </text:span></text:p>
      <text:p text:style-name="P1"/>
      <text:p text:style-name="P1"><text:span text:style-name="T4">Response:</text:span><text:span text:style-name="T2">Efficacy of ventilation support will be measured through blood gas analysis</text:span><text:span text:style-name="T1"> </text:span><text:span text:style-name="T2">during</text:span><text:span text:style-name="T1"> </text:span><text:span text:style-name="T2">BiPAP treatment, as well as with vital signs monitoring. When the patient is initially started on</text:span><text:span text:style-name="T1"> </text:span><text:span text:style-name="T2">BiPAP, the Registered Nurse, Medical Doctor, and Respiratory Therapist will monitor the patient's</text:span><text:span text:style-name="T1"> </text:span><text:span text:style-name="T2">vital signs, which includes their oxygen saturation and respiratory rate. Chart review will only be necessary to review blood gas results that are routinely drawn with a patient in this condition requiring BiPAP. Blood gas analys is usually conducted every two to four hours on patients on non-invasive ventilation. This information will also be available in real time as soon as it returns from the laboratory.</text:span></text:p>
      <text:p text:style-name="P1"/>
      <text:p text:style-name="P1"><text:span text:style-name="T2">Regarding aerosolization, the direct measurement of aerosols is non-trivial. However, aerosols travel on air, and so air leak is a necessary condition for aerosolization, making air leaking around a mask an indirect measurement of aerosolization.</text:span></text:p>
      <text:p text:style-name="P1"/>
      <text:p text:style-name="P3">The following has been added to the protocol under study procedures to explain what the participant will experience: </text:p>
      <text:p text:style-name="P1"><text:soft-page-break/></text:p>
      <text:p text:style-name="P19">A patient may be enrolled in this study if they require BiPAP in the following circumstances:</text:p>
      <text:list xml:id="list1124722562" text:style-name="L2">
        <text:list-item>
          <text:p text:style-name="P21">Immediately on arrival to the emergency department </text:p>
        </text:list-item>
      </text:list>
      <text:p text:style-name="P20"><text:span text:style-name="T19">If a patient arrives to the emergency department through the waiting room or via ambulance, an emergency department MD will assess the patient to determine the most appropriate care. If non-invasive ventilation is the most appropriate course of action for this patient and they are unable to provide consent due to their current respiratory status, the SDM may provide consent or consent will be delayed until the SDM is available or the patient is able. There will be no delay in care in order to obtain consent. </text:span></text:p>
      <text:p text:style-name="P20"><text:span text:style-name="T19">The patient will be immediately taken to the designated negative pressure care area. The assigned registered nurse (RN), medical doctor {MD), and respiratory therapist (RT) will donn enhanced PPE and the patient will be hooked up to BiPAP using the MAIN Covid Mask. </text:span></text:p>
      <text:p text:style-name="P20"><text:span text:style-name="T19">The patient will be monitored closely by the assigned RN, RT, and MD. The health care team will immediately ensure that the patient is tolerating the mask and that their respiratory status is improving. This can immediately be observed by the patient’s oxygen saturation level (Sp02) and respiratory rate. This patient would be hooked up to a cardiac monitor with continuous oxygen monitoring to ensure continued efficacy and no decline of the patient’s condition. </text:span></text:p>
      <text:p text:style-name="P19">If the patient decompensates or the device is proving to have significant air leaks, the patient will be switched to the appropriate support (e.g. intubation) based on the judgement of the most responsible physician (MRP). </text:p>
      <text:list xml:id="list40219635" text:style-name="L3">
        <text:list-item>
          <text:p text:style-name="P22">At any time throughout their visit in the emergency department </text:p>
        </text:list-item>
      </text:list>
      <text:p text:style-name="P20"><text:span text:style-name="T19">If a patient arrives to the emergency department through the waiting room or via ambulance and the patient does not immediately</text:span><text:span text:style-name="T1"> </text:span><text:span text:style-name="T19">require ventilatory support, the patient will be triaged and assessed according to their condition. If the patient has respiratory complaints, the physician will discuss the patient’s goals of care. If noninvasive ventilation is part of the goals of care and appears imminent, consent for the study treatment will</text:span><text:span text:style-name="T1"> </text:span><text:span text:style-name="T19">be obtained for future use if the patient condition worsens, indicating the need for non-invasive ventilation. </text:span></text:p>
      <text:list xml:id="list4213781160" text:style-name="L4">
        <text:list-item>
          <text:p text:style-name="P23">At any time during their hospital admission </text:p>
        </text:list-item>
      </text:list>
      <text:p text:style-name="P20"><text:span text:style-name="T19">When a patient is admitted to the hospital, the admitting consultant or resident discusses the</text:span><text:span text:style-name="T1"> </text:span><text:span text:style-name="T19">patient’s goal of care and code status. At this time, if the patient agrees to non-invasive ventilation and its use appears imminent, consent may be obtained should the patient’s condition worsen and require non-invasive ventilation. </text:span></text:p>
      <text:p text:style-name="P20"/>
      <text:p text:style-name="P12">The following was added to further clarify why this study measures air leak as an indirect marker of aerosolization:</text:p>
      <text:p text:style-name="P20"><text:span text:style-name="T19">The direct measurement of aerosols is non-trivial. However, aerosols travel in air, and so air leak is a necessary condition for aerosolization. This study measures air leaking around a mask as approximated by air leaking out of a circuit as an indirect measurement of aerosolization.</text:span></text:p>
      <text:p text:style-name="P2"/>
      <text:p text:style-name="P1"><text:soft-page-break/></text:p>
      <text:p text:style-name="P1"/>
      <text:p text:style-name="P1"><text:span text:style-name="T3">Item 4. Q2.15</text:span><text:span text:style-name="T1"> </text:span><text:span text:style-name="T2">- Please enter a version date in the footer of the document. </text:span></text:p>
      <text:p text:style-name="P1"/>
      <text:p text:style-name="P1"><text:span text:style-name="T3">Response: </text:span><text:span text:style-name="T2">A version date has been added to the footer of the documented and uploaded in 2.15 </text:span></text:p>
      <text:p text:style-name="P1"/>
      <text:p text:style-name="P1"/>
      <text:p text:style-name="P1"><text:span text:style-name="T3">Item 5. Q2.16- </text:span><text:span text:style-name="T2">The LibreOffice database would be a technology to acknowledge here. Although, it is unclear how this technology will be used as Section 13 discusses only the LHSC P: drive and paper documents </text:span></text:p>
      <text:p text:style-name="P1"/>
      <text:p text:style-name="P1"><text:span text:style-name="T3">Response: </text:span><text:span text:style-name="T2">A</text:span><text:span text:style-name="T1"> </text:span><text:span text:style-name="T2">LibreOffice database is stored in an ODS (Open Document Spreadsheet) file. It is a storage format akin to Microsoft Excel's XLSX format. This project maintains all of its data using Open Source and Open Access formats such as the Open Document standards, rather than proprietary and closed formats such as Microsoft's standards. No files will be stored off of the LHSC P: drive or in the cloud or in any way off-site.</text:span></text:p>
      <text:p text:style-name="P1"/>
      <text:p text:style-name="P1"><text:span text:style-name="T2">We believe Section 2.16 remains correct as 'No'. Section 2.21 has been expanded to clarify the roles of LibreOffice and R.</text:span></text:p>
      <text:p text:style-name="P1"/>
      <text:p text:style-name="P1"><text:span text:style-name="T3">Item 6. Q3.7- </text:span><text:span text:style-name="T2">The NCT number will be required prior to approval </text:span></text:p>
      <text:p text:style-name="P1"/>
      <text:p text:style-name="P1"><text:span text:style-name="T3">Response: </text:span><text:span text:style-name="T2">Our study has been submitted for approval at</text:span><text:span text:style-name="T1"> </text:span><text:span text:style-name="T2">Clinicaltrials.gov and the NCT number will be updated as soon as it is received.</text:span></text:p>
      <text:p text:style-name="P1"/>
      <text:p text:style-name="P1"><text:span text:style-name="T4">Item 7. Q3.8- </text:span><text:span text:style-name="T8">The background and rationale in Q2.6 do not explain any previous trials of this device or similar device. Please explain this response. </text:span></text:p>
      <text:p text:style-name="P1"/>
      <text:p text:style-name="P1"><text:span text:style-name="T3">Response: </text:span><text:span text:style-name="T2">The therapy of BiPAP has been used in previous human trials however the use of this specific</text:span><text:span text:style-name="T1"> </text:span><text:span text:style-name="T2">mask that we are studying has not been used in previous human trials.</text:span><text:span text:style-name="T1"> </text:span><text:span text:style-name="T2">The mask that is being tested has not undergone any human trials. However, in </text:span><text:span text:style-name="T18">collaboration with engineers at General Dynamics (GD), initial protype design and testing has been ongoing and testing on a manikin to demonstrate the fit of the mask with no air leaks, adequate air flow, and ease of connection to ventilators. Proof of this concept has occurred in the engineering realm. There are minor variations to the standard mask that is being used in clinical practice and the mask being used in this trial is being hooked up to the same ventilator and model as the standard BiPAP</text:span><text:span text:style-name="T1"> </text:span><text:span text:style-name="T18">mask. </text:span></text:p>
      <text:p text:style-name="P1"/>
      <text:p text:style-name="P7">Q2.6 has been updated to reflect the above information.</text:p>
      <text:p text:style-name="P1"/>
      <text:p text:style-name="P1"><text:span text:style-name="T3">Item 8. Q6.9- </text:span><text:span text:style-name="T2">Please explain whether or not you will pursue an ITA and if not, what the exemption is as per Health Canada. Q 13.14 indicates a 25-year data retention which suggests that this is a Health Canada Regulated Study. </text:span></text:p>
      <text:p text:style-name="P1"/>
      <text:p text:style-name="P1"><text:span text:style-name="T3">Response: </text:span><text:span text:style-name="T2">We will not</text:span><text:span text:style-name="T1"> </text:span><text:span text:style-name="T2">pursue an ITA at this this time. This is based on Health Canada’s ITA flowchart that states if the development, manufacture, and testing of the device is being conducted within a single corporate entity and testing is not occurring at more than one site an ITA application is not required. The development, </text:span><text:soft-page-break/><text:span text:style-name="T2">manufacture and testing of this device all happen within Glia, which is interchangeable with Dr. Tarek Loubani. The only study site will be LHSC. An ITA will be obtained prior to multi-centre trials as specified by Health Canada.</text:span></text:p>
      <text:p text:style-name="P1"/>
      <text:p text:style-name="P1"><text:span text:style-name="T2">Dr. Loubani has verified this standing with Health Canada twice before, once with his Pulse Oximetry study and once with his Electrocardiogram study. Both of these devices are Class II devices.</text:span></text:p>
      <text:p text:style-name="P1"/>
      <text:p text:style-name="P1"><text:span text:style-name="T4">Item 9. Q11.1- </text:span><text:span text:style-name="T8">Please also acknowledge here and in the LOI/C that participants may also not benefit since it would seem that the device has not been proven efficacious. </text:span></text:p>
      <text:p text:style-name="P1"/>
      <text:p text:style-name="P1"><text:span text:style-name="T4">Reponses:</text:span><text:span text:style-name="T1"> </text:span><text:span text:style-name="T2">This section has been updated with the following “The primary direct benefit to the patient is the ability to use non-invasive ventilation within an environment where health care providers might otherwise refrain from using it due to fears of viruses such as COVID-19. This may reduce the number of days a participant is on a ventilator or even prevent mechanical ventilation altogether. Because this device has not yet proven to be efficacious, the patient may not directly benefit from this study.” </text:span></text:p>
      <text:p text:style-name="P1"/>
      <text:p text:style-name="P3">By reducing or preventing mechanical ventilation, participants will face fewer risks associated with mechanical ventilation such as pneumothorax, muscle wasting, further infection and death” </text:p>
      <text:p text:style-name="P1"/>
      <text:p text:style-name="P3">The LOI has also been updated to state “you may not directly benefit from this study” under the risks and benefits section.</text:p>
      <text:p text:style-name="P1"/>
      <text:p text:style-name="P1"/>
      <text:p text:style-name="P1"><text:span text:style-name="T3">Item 10. Q11.3- </text:span><text:span text:style-name="T2">What if the new device does not reduce aerosolization? If the patient has a large leak volume, there are risk to both health care providers as well as</text:span><text:span text:style-name="T1"> </text:span><text:span text:style-name="T2">the patients (less Vt; hence less Ve). It would seem that there is significant risk to health care providers and patients not only potentially from the new device but from those randomized to control if the practice of using non-invasive support is currently controversial or discouraged due to risk of leaks and infection spread. Is there a risk that the new device components will not work and the participant will need invasive support anyway? Please discuss these risks and how they will be mitigated Q 11.5</text:span></text:p>
      <text:p text:style-name="P1"/>
      <text:p text:style-name="P1"><text:span text:style-name="T3">Response: </text:span><text:span text:style-name="T2">Non-invasive ventilation is currently being used at LHSC in negative pressure/isolation rooms with care providers wearing enhanced PPE to reduce the risk. As this pandemic grows, these spaces may not be available, but LHSC has concluded that NIV might be necessary anyway to reduce death. This study will follow LHSC's protocols for NIV. A regular analysis of data will mean that if data strongly supports the experimental mask, we will discontinue all use of the current standard mask.</text:span></text:p>
      <text:p text:style-name="P1"/>
      <text:p text:style-name="P1"><text:span text:style-name="T2">Regardless of the mask, there is always a chance that non-invasive ventilation will not be tolerated, or the patient will continue to decompensate requiring invasive ventilation (intubation). This procedure would be carried out in the same negative pressure isolation rooms when available</text:span><text:span text:style-name="T1"> </text:span><text:span text:style-name="T2">with staff wearing enhanced PPE. These are unstable patients who will be monitored as per their clinical presentation and appropriate supports and treatment will be modified based on their clinical course.</text:span></text:p>
      <text:p text:style-name="P1"/>
      <text:list xml:id="list1412469002" text:style-name="L5">
        <text:list-item>
          <text:p text:style-name="P17">Please acknowledge risk of privacy breach (11.5)</text:p>
        </text:list-item>
      </text:list>
      <text:p text:style-name="P1"/>
      <text:p text:style-name="P1"><text:soft-page-break/><text:span text:style-name="T3">Response: </text:span><text:span text:style-name="T2">The following statement has been added to this section : As per any research project there is always a risk of a breach of privacy. All institutional policies will be followed in order to mitigate this risk.</text:span></text:p>
      <text:p text:style-name="P1"/>
      <text:p text:style-name="P1"><text:span text:style-name="T3">Item 11. Q11.9- </text:span><text:span text:style-name="T2">Please discuss any conflict of interest of the PI serving on the DSMB? Are Dr. Mashari and/or Mr. Rhiger involved in device development? </text:span></text:p>
      <text:p text:style-name="P1"/>
      <text:p text:style-name="P4">Response: </text:p>
      <text:p text:style-name="P5">We acknowledge the conflict of interest in having the PI and those involved in device development involved in the DSMB. <text:span text:style-name="T21">We agree with the reviewer that the DSMB's membership must be reconsidered. We have reached out to several excellent candidates to sit on this board. In the interest of this accelerated process, we will submit their names as soon as they are confirmed.</text:span></text:p>
      <text:p text:style-name="P1"/>
      <text:p text:style-name="P1"/>
      <text:p text:style-name="P1"><text:span text:style-name="T3">Item 12. Q12.1- </text:span><text:span text:style-name="T2">It is unclear how PRE screening could be under participant authorization since it would occur prior to consent. Please explain or revise.</text:span></text:p>
      <text:p text:style-name="P1"/>
      <text:p text:style-name="P1"><text:span text:style-name="T3">Response: </text:span><text:span text:style-name="T2">This section has been updated to state “A healthcare provider within the patients circle of care will complete the pre-screening.” and “ The patient's age and reason for visit will be identified in potential participants.”</text:span></text:p>
      <text:p text:style-name="P1"/>
      <text:p text:style-name="P1"><text:span text:style-name="T3">Item 13. Q 12.11- </text:span><text:span text:style-name="T2">Can patients who are being considered for this kind of support be given “as much time as needed”? Or, is this not a much more emergent situation? Please speak to the condition of these patients and the actual timeline from determining that support is needed to actually implement this support. Q12.16 touches</text:span><text:span text:style-name="T1"> </text:span><text:span text:style-name="T2">on this but seems at odds with the consent process outlined here. It is unclear if most of your participants would require an SDM or delayed consent and also discuss the appropriateness of SDM or deferred consent given that standard of care is “in flux”. </text:span></text:p>
      <text:p text:style-name="P1"/>
      <text:p text:style-name="P8"><text:span text:style-name="T3">Response:</text:span><text:span text:style-name="T1"> </text:span><text:span text:style-name="T2">Patient scenarios differ depending on the course of their illness. Some patients will arrive to the emergency department, immediately requiring noninvasive ventilation - in these cases, delayed</text:span><text:span text:style-name="T1"> </text:span><text:span text:style-name="T2">consent or SDM consent must be obtained.</text:span><text:span text:style-name="T1"> </text:span><text:span text:style-name="T2">Some patients may arrive to the emergency department and not require immediate BiPAP. If possible, noninvasive ventilation is discussed with patients</text:span><text:span text:style-name="T1"> </text:span><text:span text:style-name="T2">to determine if this would fit with their goals of care should their condition worsen. Patients can be provided with consent at this time and will be given as much time as needed due to their stable status. If their status has changed through the course of their hospital stay and </text:span><text:span text:style-name="T9">the patient </text:span><text:span text:style-name="T2">require</text:span><text:span text:style-name="T9">s</text:span><text:span text:style-name="T2"> BiPAP, consent would have been obtained. BiPAP </text:span><text:span text:style-name="T9">remains acceptable at LHSC at this time, </text:span><text:span text:style-name="T2">and depending on the patient’s condition and if the condition is worsening on BiPAP (which can occur), invasive ventilation may be required.</text:span></text:p>
      <text:p text:style-name="P1"/>
      <text:p text:style-name="P3">Prior to COVID-19, non-invasive ventilation was a treatment option for patients in all care areas in the emergency department and in level II beds. </text:p>
      <text:p text:style-name="P1"/>
      <text:p text:style-name="P1"><text:span text:style-name="T3">Item 14. Q12.12/12.14- </text:span><text:span text:style-name="T2">Please further justify why it is acceptable for the PI, who may be in circle of care, and is presumably involved with the development of the device being tested needs to obtain informed consent. </text:span></text:p>
      <text:p text:style-name="P1"/>
      <text:p text:style-name="P9"><text:span text:style-name="T3">Response: </text:span><text:span text:style-name="T2">The nature of the relationship potentially will be physician and patient. Dr. Tarek Loubani may be on shift during this study and therefore may be the person obtaining consent and treating the patient. Dr. Loubani </text:span><text:soft-page-break/><text:span text:style-name="T2">will treat the patient based on the standard </text:span><text:span text:style-name="T9">of </text:span><text:span text:style-name="T2">care, </text:span><text:span text:style-name="T9">and will be blinded to which condition the patient will be selected into.</text:span></text:p>
      <text:p text:style-name="P9"><text:span text:style-name="T9"/></text:p>
      <text:p text:style-name="P9"><text:span text:style-name="T9">There </text:span><text:span text:style-name="T2">will be no impact on the patient</text:span><text:span text:style-name="T9">'</text:span><text:span text:style-name="T2">s care plan </text:span><text:span text:style-name="T9">so long as Dr. Loubani adheres to the standard of care when administering non-invasive ventilation such as BiPAP</text:span><text:span text:style-name="T2">. Given the burden of the current global pandemic and the public state of emergency, it may not be possible, practical, or ethical to delay application of the device to have an alternative person obtain consent and an alternate person may not be available due to the demands of the department. Also due to the current situation, research assistance and non-clinical study staff are prohibited from the clinical unit.</text:span></text:p>
      <text:p text:style-name="P1"/>
      <text:p text:style-name="P3">12.14 has been changed to yes and this explanation has been added. </text:p>
      <text:p text:style-name="P1"/>
      <text:p text:style-name="P1"><text:span text:style-name="T3">Item 15. Q12.20- </text:span><text:span text:style-name="T2">would there not potentially be communication difficulties given that your exclusion criteria does not exclude those with communication difficulties. </text:span></text:p>
      <text:p text:style-name="P1"/>
      <text:p text:style-name="P1"><text:span text:style-name="T3">Response:</text:span><text:span text:style-name="T1"> </text:span><text:span text:style-name="T2">We are allowing an SDM to sign consent in cases of reduced capacity or a language barrier. In situations where patients present with acute respiratory distress, we expect some communication difficulties. This is when delayed consent or consent from an SDM would be obtained. </text:span></text:p>
      <text:p text:style-name="P1"/>
      <text:p text:style-name="P1"><text:span text:style-name="T3">Item 16. Q12.21- </text:span><text:span text:style-name="T2">Does this include other studies for COVID -19? </text:span><text:span text:style-name="T11">Might there be mitigating circumstances that would impact the integrity of this trial?</text:span></text:p>
      <text:p text:style-name="P1"/>
      <text:p text:style-name="P1"><text:span text:style-name="T3">Responses: </text:span><text:span text:style-name="T2">Participants are able to participate in other studies including studies for COVID-19. </text:span><text:span text:style-name="T10">This trial has a design that will be robust whether the pandemic worsens or improves. Even after the pandemic, there will be utility for this device and the open source design of the mask.</text:span></text:p>
      <text:p text:style-name="P1"><text:span text:style-name="T10"/></text:p>
      <text:p text:style-name="P10"><text:span text:style-name="T2">One circumstance that would impact the integrity of this trial would be the decision by hospitals to use non-invasive ventilation such as BiPAP without negative pressure rooms. While preliminary data is encouraging, it would be concerning to use an unproven mask in this context and would require a re-examination of the safety data available at that point.</text:span></text:p>
      <text:p text:style-name="P1"/>
      <text:p text:style-name="P1"><text:span text:style-name="T3">Item 17 Q13.3 a) </text:span><text:span text:style-name="T1">– </text:span><text:span text:style-name="T2">You will also need hospital PIN for the master list and chart data collection </text:span></text:p>
      <text:p text:style-name="P1"><text:span text:style-name="T3">b) Name</text:span><text:span text:style-name="T2">. This will also have to be on your master list, it cannot only be on your LOI/C’s </text:span></text:p>
      <text:p text:style-name="P1"/>
      <text:p text:style-name="P1"><text:span text:style-name="T3">Response: </text:span><text:span text:style-name="T2">Hospital PIN has been added to the list of personal identifiers needed for this study. “The hospital PIN will be stored on the master list and stored electronically. This will be used for patient identification for chart data collection” The explanation has been justified re: full name on master list. “Full name will be collected on the letter of information and consent in addition to our master list with the hospital PIN. The letter of information and consent will be stored on paper and the master list will be stored electronically” </text:span></text:p>
      <text:p text:style-name="P1"/>
      <text:p text:style-name="P1"><text:span text:style-name="T3">Item 18 Q 13.7 and Q 13.8- </text:span><text:span text:style-name="T2">are at odds with respect to memory stick use. Please clarify and provide name of encryption if they will be used.</text:span></text:p>
      <text:p text:style-name="P1"/>
      <text:p text:style-name="P1"><text:span text:style-name="T3">Response: </text:span><text:span text:style-name="T2">all data will be maintained on the LHSC “P” drive in a password protected folder. No information will be stored on external hard drives, laptops or portable devices outside of LHSC computers. 13.8 has been </text:span><text:soft-page-break/><text:span text:style-name="T2">updated “No information will be stored on external hard drives, laptops or portable devices outside of LHSC computers” </text:span></text:p>
      <text:p text:style-name="P1"/>
      <text:p text:style-name="P1"><text:span text:style-name="T3">Item 19. Section 14- </text:span><text:span text:style-name="T2">Please clarify source of funding more specifically than self and indicate where funds are held if not at Lawson or Western. Please also attach a budget.</text:span></text:p>
      <text:p text:style-name="P1"/>
      <text:p text:style-name="P1"><text:span text:style-name="T3">Response: </text:span><text:span text:style-name="T2">This study is self-funded by Glia. The Bassel Khartabil Fellowship is currently funding another Glia project to provide face shields to front line health care workers. The device </text:span><text:span text:style-name="T13">is</text:span><text:span text:style-name="T2"> manufactured by Glia </text:span><text:span text:style-name="T13">and provided at no cost. Engineering </text:span><text:span text:style-name="T2">development </text:span><text:span text:style-name="T13">was done </text:span><text:span text:style-name="T2">in partnership with General Dynamics (GD), </text:span><text:span text:style-name="T13">who contributed the work of their engineers and materials</text:span><text:span text:style-name="T2"> as in-kind support. Dr. Loubani is compensated directly from the division of emergency medicine and his </text:span><text:span text:style-name="T13">F</text:span><text:span text:style-name="T2">ellowship for his academic time. Ms. Chelsea Darling is supported in her role as the research director for the Glia Project. </text:span></text:p>
      <text:p text:style-name="P1"/>
      <text:p text:style-name="P3">Funds are not being transferred to Lawson/LHSC as there are no actual costs <text:span text:style-name="T23">to Lawson or LHSC </text:span>associated with the project.</text:p>
      <text:p text:style-name="P1"/>
      <text:list xml:id="list1094067980" text:style-name="L6">
        <text:list-item>
          <text:p text:style-name="P18">A complete study budget is being worked on at present. Will upload this as soon as possible. </text:p>
        </text:list-item>
      </text:list>
      <text:p text:style-name="P1"/>
      <text:p text:style-name="P1"><text:span text:style-name="T3">Item 20. Q16.7- </text:span><text:span text:style-name="T2">Will Dr. Loubani participate in data analysis?</text:span></text:p>
      <text:p text:style-name="P1"/>
      <text:p text:style-name="P1"><text:span text:style-name="T3">Response</text:span><text:span text:style-name="T6">: </text:span><text:span text:style-name="T14">thoughts on responding to this Mel?</text:span></text:p>
      <text:p text:style-name="P1"/>
      <text:p text:style-name="P3">Dr. Loubani will participate in data analysis. <text:span text:style-name="T23">However, the DSMB will ensure integrity and ethics of the results both on a continuing basis throughout the study. </text:span></text:p>
      <text:p text:style-name="P1"/>
      <text:p text:style-name="P1"/>
      <text:p text:style-name="P1"><text:span text:style-name="T4">Item 21. Q2.20- </text:span><text:span text:style-name="T8">Please clarify this statement. B-A analysis is used when comparing two measurements within a participant (i.e. flow using two different spirometers; blood tests purporting to measure “the same thing”). Our understanding is this study is that only one of the two masks are being applied. So, the relevant of the B-A method is not clear.</text:span></text:p>
      <text:p text:style-name="P1"/>
      <text:p text:style-name="P4">Response: <text:span text:style-name="T22">With apologies to the Board, this analysis of the sample size was entered in error. An update has been entered in Q2.20 to read as follows:</text:span></text:p>
      <text:p text:style-name="P4"><text:span text:style-name="T22"/></text:p>
      <text:p text:style-name="P4"><text:span text:style-name="T22">Sample size will be based on a convenience sample of patients presenting with conditions requiring non-invasive ventilation. Given the urgency of providing access to medical equipment that may save lives, data will be updated as available as use is continued or stopped based on product performance.</text:span></text:p>
      <text:p text:style-name="P1"/>
      <text:p text:style-name="P8"><text:span text:style-name="T3">Item 22. Q2.24- </text:span><text:span text:style-name="T2">One of the hypotheses of this study is that the novel mask will permit safe NIV due to a good seal. Specifically, “To validate that an easy-to-produce, specifically -engineered mask and circuit has the ability to maintain non-invasive ventilatory support while reducing aerosolization of viral participles” </text:span></text:p>
      <text:p text:style-name="P1"/>
      <text:p text:style-name="P8"><text:span text:style-name="T2">Measuring leak volumes at four-hourly intervals says nothing about the possible contamination of said mask in the intervening period. Also, droplets/virions can escape in just a few mL of leak volume, contaminating the are </text:span><text:soft-page-break/><text:span text:style-name="T2">around the patient (and at positive pressure). Therefore, I fail to see how measuring leak volumes equates to safety in a potential covid +ive patient (who has not yet received a negative test) </text:span></text:p>
      <text:p text:style-name="P8"/>
      <text:p text:style-name="P6">Also, the statement above states a novel mask and CIRCUIT will be tests. So, does this experimental intervention include a mask and circuit or just the mask? </text:p>
      <text:p text:style-name="P1"/>
      <text:p text:style-name="P1"/>
      <text:p text:style-name="P11"><text:span text:style-name="T6">Response:</text:span><text:span text:style-name="T1"> </text:span><text:span text:style-name="T2">This </text:span><text:span text:style-name="T15">trial</text:span><text:span text:style-name="T2"> will require enhanced PPE and a negative pressure room to mitigate exposure risk, </text:span><text:span text:style-name="T15">especially as the standard treatment is well-known to produce aerosolization</text:span><text:span text:style-name="T2">. </text:span><text:span text:style-name="T17">This is current practice.</text:span></text:p>
      <text:p text:style-name="P11"><text:span text:style-name="T15"/></text:p>
      <text:p text:style-name="P11"><text:span text:style-name="T15">The outcome measure will not be the </text:span><text:span text:style-name="T17">incident </text:span><text:span text:style-name="T15">leak per minute, but rather the average leak </text:span><text:span text:style-name="T17">per minute over the interval</text:span><text:span text:style-name="T15">, as determined by the monitoring system of the non-invasive ventilator. </text:span><text:span text:style-name="T16">We expect that the leak will be non-zero, however preliminary testing leads us to believe it will be very low. While this does not eliminate the risk to patients and providers, it substantially decreases it, as </text:span><text:span text:style-name="T17">increased aerosolized </text:span><text:span text:style-name="T16">viral load increases the chances of infection of providers and other </text:span><text:span text:style-name="T17">patients.</text:span></text:p>
      <text:p text:style-name="P11"><text:span text:style-name="T15"/></text:p>
      <text:p text:style-name="P11"><text:span text:style-name="T2">The validation will be looking at reducing aerosolization in comparison to the standard BiPAP mask that is being used in the emergency department also in negative pressure/isolation rooms. </text:span></text:p>
      <text:p text:style-name="P1"/>
      <text:p text:style-name="P8"><text:span text:style-name="T3">Item 23. Q12. 13- </text:span><text:span text:style-name="T2">The statement “ The data that is taken from you will be used to validate the effectiveness of a non-aerosolizing mask in providing ventilatory support without aerosolizing viral participles, putting health care professionals and other patients at risk” is misleading nothing in this protocol measures anything about aerosolizing viral participles. At best, this protocol uses the surrogate outcome of leak volume, and then, only in a very non granular way (i.e. only a few times, hours apart). </text:span></text:p>
      <text:p text:style-name="P8"/>
      <text:p text:style-name="P6">The LOI needs to be updated to express only what is actually being done in the study, and not surmise anything beyond that. The LOI will be reviewed “As new” when the application is complete and ready for Full Board Review. </text:p>
      <text:p text:style-name="P8"/>
      <text:p text:style-name="P1"><text:span text:style-name="T6">Response: </text:span><text:span text:style-name="T12">Thank you for these comments. The LOI has been adjusted.</text:span></text:p>
      <text:p text:style-name="P1"/>
      <text:p text:style-name="P1"/>
      <text:p text:style-name="P3">Hopefully this has addressed your concerns. Please contact me directly should you require any other information.</text:p>
      <text:p text:style-name="P1"/>
      <text:p text:style-name="P1"/>
      <text:p text:style-name="P3">All the best,</text:p>
      <text:p text:style-name="P1"/>
      <text:p text:style-name="P1"/>
      <text:p text:style-name="P1"/>
      <text:p text:style-name="P1"/>
      <text:p text:style-name="P1"/>
      <text:p text:style-name="P4">Chelsea Darling</text:p>
      <text:p text:style-name="P3">Research Director</text:p>
      <text:p text:style-name="P3">Glia Project </text:p>
      <text:p text:style-name="P3"><text:soft-page-break/>chelsea.darling@glia.org</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Calibri" svg:font-family="Calibri"/>
    <style:font-face style:name="Lohit Devanagari1" svg:font-family="'Lohit Devanagari'"/>
    <style:font-face style:name="Lucida Calligraphy" svg:font-family="'Lucida Calligraphy'"/>
    <style:font-face style:name="Times New Roman"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Tarek Loubani</meta:initial-creator>
    <meta:creation-date>2020-04-07T13:01:04.558920545</meta:creation-date>
    <dc:date>2020-04-07T14:59:46.876476407</dc:date>
    <dc:creator>Tarek Loubani</dc:creator>
    <meta:editing-duration>PT6M</meta:editing-duration>
    <meta:editing-cycles>2</meta:editing-cycles>
    <meta:generator>LibreOffice/6.3.5.2$Linux_X86_64 LibreOffice_project/30$Build-2</meta:generator>
    <meta:document-statistic meta:table-count="0" meta:image-count="2" meta:object-count="0" meta:page-count="10" meta:paragraph-count="101" meta:word-count="4233" meta:character-count="26129" meta:non-whitespace-character-count="21953"/>
  </office:meta>
</office:document-meta>
</file>